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ableColumn4" style:family="table-column">
      <style:table-column-properties style:column-width="0.9555in" style:use-optimal-column-width="false"/>
    </style:style>
    <style:style style:name="TableColumn5" style:family="table-column">
      <style:table-column-properties style:column-width="2.8687in" style:use-optimal-column-width="false"/>
    </style:style>
    <style:style style:name="TableColumn6" style:family="table-column">
      <style:table-column-properties style:column-width="2.8687in" style:use-optimal-column-width="false"/>
    </style:style>
    <style:style style:name="Table3" style:family="table">
      <style:table-properties style:width="6.693in" fo:margin-left="0in" table:align="left"/>
    </style:style>
    <style:style style:name="TableRow7" style:family="table-row">
      <style:table-row-properties style:min-row-height="0.9569in"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 style:family="table-cell">
      <style:table-cell-properties fo:border="0.0034in solid #000000" style:writing-mode="lr-tb" fo:padding-top="0.0381in" fo:padding-left="0.0381in" fo:padding-bottom="0.0381in" fo:padding-right="0.0381in"/>
    </style:style>
    <style:style style:name="TableRow10" style:family="table-row">
      <style:table-row-properties style:use-optimal-row-height="false"/>
    </style:style>
    <style:style style:name="TableCell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 style:family="table-row">
      <style:table-row-properties style:min-row-height="5.8722in" style:use-optimal-row-height="false"/>
    </style:style>
    <style:style style:name="TableCell13" style:family="table-cell">
      <style:table-cell-properties fo:border-top="none" fo:border-left="0.0034in solid #000000" fo:border-bottom="none" fo:border-right="none" style:writing-mode="lr-tb" fo:padding-top="0.0381in" fo:padding-left="0.0381in" fo:padding-bottom="0.0381in" fo:padding-right="0.0381in"/>
    </style:style>
    <style:style style:name="P14" style:parent-style-name="TableContents" style:family="paragraph">
      <style:paragraph-properties fo:text-align="center"/>
    </style:style>
    <style:style style:name="P15" style:parent-style-name="TableContents" style:family="paragraph">
      <style:paragraph-properties fo:text-align="center"/>
    </style:style>
    <style:style style:name="P16" style:parent-style-name="TableContents" style:family="paragraph">
      <style:paragraph-properties fo:text-align="center"/>
    </style:style>
    <style:style style:name="P17" style:parent-style-name="TableContents" style:family="paragraph">
      <style:paragraph-properties fo:text-align="center"/>
    </style:style>
    <style:style style:name="P18" style:parent-style-name="TableContents" style:family="paragraph">
      <style:paragraph-properties fo:text-align="center"/>
    </style:style>
    <style:style style:name="P19" style:parent-style-name="TableContents" style:family="paragraph">
      <style:paragraph-properties fo:text-align="center"/>
    </style:style>
    <style:style style:name="P20" style:parent-style-name="TableContents" style:family="paragraph">
      <style:paragraph-properties fo:text-align="center"/>
    </style:style>
    <style:style style:name="P21" style:parent-style-name="TableContents" style:family="paragraph">
      <style:paragraph-properties fo:text-align="center"/>
    </style:style>
    <style:style style:name="P22" style:parent-style-name="TableContents" style:family="paragraph">
      <style:paragraph-properties fo:text-align="center"/>
    </style:style>
    <style:style style:name="P23" style:parent-style-name="TableContents" style:family="paragraph">
      <style:paragraph-properties fo:text-align="center"/>
    </style:style>
    <style:style style:name="P24" style:parent-style-name="TableContents" style:family="paragraph">
      <style:paragraph-properties fo:text-align="center"/>
    </style:style>
    <style:style style:name="P25" style:parent-style-name="TableContents" style:family="paragraph">
      <style:paragraph-properties fo:text-align="center"/>
    </style:style>
    <style:style style:name="P26" style:parent-style-name="TableContents" style:family="paragraph">
      <style:paragraph-properties fo:text-align="center"/>
    </style:style>
    <style:style style:name="P27" style:parent-style-name="TableContents" style:family="paragraph">
      <style:paragraph-properties fo:text-align="center"/>
    </style:style>
    <style:style style:name="P28" style:parent-style-name="TableContents" style:family="paragraph">
      <style:paragraph-properties fo:text-align="center"/>
    </style:style>
    <style:style style:name="P29" style:parent-style-name="TableContents" style:family="paragraph">
      <style:paragraph-properties fo:text-align="center"/>
    </style:style>
    <style:style style:name="P30" style:parent-style-name="TableContents" style:family="paragraph">
      <style:paragraph-properties fo:text-align="center"/>
    </style:style>
    <style:style style:name="P31" style:parent-style-name="TableContents" style:family="paragraph">
      <style:paragraph-properties fo:text-align="center"/>
    </style:style>
    <style:style style:name="P32" style:parent-style-name="TableContents" style:family="paragraph">
      <style:paragraph-properties fo:text-align="center"/>
    </style:style>
    <style:style style:name="P33" style:parent-style-name="TableContents" style:family="paragraph">
      <style:paragraph-properties fo:text-align="center"/>
    </style:style>
    <style:style style:name="P34" style:parent-style-name="TableContents" style:family="paragraph">
      <style:paragraph-properties fo:text-align="center"/>
    </style:style>
    <style:style style:name="P35" style:parent-style-name="TableContents" style:family="paragraph">
      <style:paragraph-properties fo:text-align="center"/>
    </style:style>
    <style:style style:name="P36" style:parent-style-name="TableContents" style:family="paragraph">
      <style:paragraph-properties fo:text-align="center"/>
    </style:style>
    <style:style style:name="P37" style:parent-style-name="TableContents" style:family="paragraph">
      <style:paragraph-properties fo:text-align="center"/>
    </style:style>
    <style:style style:name="P38" style:parent-style-name="TableContents" style:family="paragraph">
      <style:paragraph-properties fo:text-align="center"/>
    </style:style>
    <style:style style:name="P39" style:parent-style-name="TableContents" style:family="paragraph">
      <style:paragraph-properties fo:text-align="center"/>
    </style:style>
    <style:style style:name="P40" style:parent-style-name="TableContents" style:family="paragraph">
      <style:paragraph-properties fo:text-align="center"/>
    </style:style>
    <style:style style:name="P41" style:parent-style-name="TableContents" style:family="paragraph">
      <style:paragraph-properties fo:text-align="center"/>
    </style:style>
    <style:style style:name="P42" style:parent-style-name="TableContents" style:family="paragraph">
      <style:paragraph-properties fo:text-align="center"/>
    </style:style>
    <style:style style:name="P43" style:parent-style-name="TableContents" style:family="paragraph">
      <style:paragraph-properties fo:text-align="center"/>
    </style:style>
    <style:style style:name="P44" style:parent-style-name="TableContents" style:family="paragraph">
      <style:paragraph-properties fo:text-align="center"/>
    </style:style>
    <style:style style:name="TableCell4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46" style:parent-style-name="TableContents" style:list-style-name="LFO1" style:family="paragraph"/>
    <style:style style:name="P47" style:parent-style-name="TableContents" style:list-style-name="LFO1" style:family="paragraph"/>
    <style:style style:name="P48" style:parent-style-name="TableContents" style:list-style-name="LFO1" style:family="paragraph"/>
    <style:style style:name="P49" style:parent-style-name="TableContents" style:family="paragraph">
      <style:paragraph-properties fo:margin-left="0.5in">
        <style:tab-stops/>
      </style:paragraph-properties>
    </style:style>
    <style:style style:name="P50" style:parent-style-name="TableContents" style:list-style-name="LFO1" style:family="paragraph"/>
    <style:style style:name="P51" style:parent-style-name="TableContents" style:list-style-name="LFO1" style:family="paragraph"/>
    <style:style style:name="P52" style:parent-style-name="TableContents" style:list-style-name="LFO1" style:family="paragraph"/>
    <style:style style:name="P53" style:parent-style-name="TableContents" style:list-style-name="LFO1" style:family="paragraph"/>
    <style:style style:name="P54" style:parent-style-name="TableContents" style:list-style-name="LFO1" style:family="paragraph"/>
    <style:style style:name="P55" style:parent-style-name="TableContents" style:list-style-name="LFO1" style:family="paragraph"/>
    <style:style style:name="P56" style:parent-style-name="TableContents" style:list-style-name="LFO1" style:family="paragraph"/>
    <style:style style:name="P57" style:parent-style-name="TableContents" style:list-style-name="LFO1" style:family="paragraph"/>
    <style:style style:name="P58" style:parent-style-name="TableContents" style:family="paragraph">
      <style:paragraph-properties fo:margin-left="0.5in">
        <style:tab-stops/>
      </style:paragraph-properties>
    </style:style>
    <style:style style:name="P59" style:parent-style-name="TableContents" style:list-style-name="LFO1" style:family="paragraph"/>
    <style:style style:name="P60" style:parent-style-name="TableContents" style:list-style-name="LFO1" style:family="paragraph"/>
    <style:style style:name="P61" style:parent-style-name="TableContents" style:list-style-name="LFO1" style:family="paragraph"/>
    <style:style style:name="P62" style:parent-style-name="TableContents" style:list-style-name="LFO1" style:family="paragraph"/>
    <style:style style:name="P63" style:parent-style-name="TableContents" style:list-style-name="LFO1" style:family="paragraph"/>
    <style:style style:name="P64" style:parent-style-name="TableContents" style:list-style-name="LFO1" style:family="paragraph"/>
    <style:style style:name="P65" style:parent-style-name="TableContents" style:list-style-name="LFO1" style:family="paragraph"/>
    <style:style style:name="P66" style:parent-style-name="TableContents" style:list-style-name="LFO1" style:family="paragraph"/>
    <style:style style:name="P67" style:parent-style-name="TableContents" style:list-style-name="LFO1" style:family="paragraph"/>
    <style:style style:name="P68" style:parent-style-name="TableContents" style:list-style-name="LFO1" style:family="paragraph"/>
    <style:style style:name="TableRow69" style:family="table-row">
      <style:table-row-properties style:min-row-height="5.8722in"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 style:parent-style-name="Standard" style:family="paragraph">
      <style:paragraph-properties fo:break-before="page"/>
    </style:style>
    <style:style style:name="P73" style:parent-style-name="Listenabsatz" style:list-style-name="LFO1" style:family="paragraph"/>
    <style:style style:name="P74" style:parent-style-name="Listenabsatz" style:list-style-name="LFO1" style:family="paragraph"/>
    <style:style style:name="P75" style:parent-style-name="Listenabsatz" style:list-style-name="LFO1" style:family="paragraph"/>
    <style:style style:name="P76" style:parent-style-name="Listenabsatz" style:list-style-name="LFO1" style:family="paragraph"/>
    <style:style style:name="P77" style:parent-style-name="Listenabsatz" style:list-style-name="LFO1" style:family="paragraph"/>
    <style:style style:name="P78" style:parent-style-name="Standard" style:family="paragraph">
      <style:paragraph-properties fo:break-before="page"/>
      <style:text-properties fo:hyphenate="true"/>
    </style:style>
    <style:style style:name="P79" style:parent-style-name="Listenabsatz" style:list-style-name="LFO1" style:family="paragraph"/>
    <style:style style:name="P80" style:parent-style-name="Listenabsatz" style:list-style-name="LFO1" style:family="paragraph"/>
    <style:style style:name="P81" style:parent-style-name="Listenabsatz" style:list-style-name="LFO1" style:family="paragraph"/>
    <style:style style:name="P82" style:parent-style-name="Listenabsatz" style:list-style-name="LFO1" style:family="paragraph"/>
    <style:style style:name="P83" style:parent-style-name="Listenabsatz" style:list-style-name="LFO1" style:family="paragraph"/>
  </office:automatic-styles>
  <office:body>
    <office:text text:use-soft-page-breaks="true">
      <text:p text:style-name="P1"/>
      <text:p text:style-name="Standard"/>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able:number-columns-spanned="2">
            <text:p text:style-name="TableContents">Teilnehmer: MM,AS, AES, FR</text:p>
            <text:p text:style-name="TableContents"/>
          </table:table-cell>
          <table:covered-table-cell/>
          <table:table-cell table:style-name="TableCell9">
            <text:p text:style-name="TableContents">Datum: 28.05.2016</text:p>
            <text:p text:style-name="TableContents"/>
          </table:table-cell>
        </table:table-row>
        <table:table-row table:style-name="TableRow10">
          <table:table-cell table:style-name="TableCell11" table:number-columns-spanned="3">
            <text:p text:style-name="TableContents">Tagespunkte, 28.05.2016</text:p>
          </table:table-cell>
          <table:covered-table-cell/>
          <table:covered-table-cell/>
        </table:table-row>
        <table:table-row table:style-name="TableRow12">
          <table:table-cell table:style-name="TableCell13">
            <text:p text:style-name="P14">1</text:p>
            <text:p text:style-name="P15"/>
            <text:p text:style-name="P16"/>
            <text:p text:style-name="P17"/>
            <text:p text:style-name="P18"/>
            <text:p text:style-name="P19">2</text:p>
            <text:p text:style-name="P20"/>
            <text:p text:style-name="P21"/>
            <text:p text:style-name="P22"/>
            <text:p text:style-name="P23"/>
            <text:p text:style-name="P24">3</text:p>
            <text:p text:style-name="P25"/>
            <text:p text:style-name="P26"/>
            <text:p text:style-name="P27"/>
            <text:p text:style-name="P28"/>
            <text:p text:style-name="P29"/>
            <text:p text:style-name="P30"/>
            <text:p text:style-name="P31">4</text:p>
            <text:p text:style-name="P32"/>
            <text:p text:style-name="P33"/>
            <text:p text:style-name="P34"/>
            <text:p text:style-name="P35"/>
            <text:p text:style-name="P36"/>
            <text:p text:style-name="P37"/>
            <text:p text:style-name="P38"/>
            <text:p text:style-name="P39">5</text:p>
            <text:p text:style-name="P40"/>
            <text:p text:style-name="P41"/>
            <text:p text:style-name="P42"/>
            <text:p text:style-name="P43"/>
            <text:p text:style-name="P44">6</text:p>
          </table:table-cell>
          <table:table-cell table:style-name="TableCell45" table:number-columns-spanned="2">
            <text:p text:style-name="TableContents">Stand Fertigung: (AES)</text:p>
            <text:list text:style-name="LFO1" text:continue-numbering="true">
              <text:list-item>
                <text:p text:style-name="P46">Seitenplatte (29.05)<text:s/>(done)</text:p>
              </text:list-item>
              <text:list-item>
                <text:p text:style-name="P47">Bremse (ServoTest, BC:28.05,<text:s/>WC: 11.6)</text:p>
              </text:list-item>
              <text:list-item>
                <text:p text:style-name="P48">Neue Lagerung für geringeren Reibwert (29.05)(done)</text:p>
              </text:list-item>
            </text:list>
            <text:p text:style-name="P49"/>
            <text:p text:style-name="TableContents">Stand Elektrik: (AS)</text:p>
            <text:list text:style-name="LFO1" text:continue-numbering="true">
              <text:list-item>
                <text:p text:style-name="P50">Pinout-Plan (29.5)</text:p>
              </text:list-item>
              <text:list-item>
                <text:p text:style-name="P51">Schaltplan (29.5)</text:p>
              </text:list-item>
              <text:list-item>
                <text:p text:style-name="P52">Sensor 2 ordentlich löten (29.5)<text:s/>(done)</text:p>
              </text:list-item>
            </text:list>
            <text:p text:style-name="TableContents"/>
            <text:p text:style-name="TableContents">Stand SW:</text:p>
            <text:list text:style-name="LFO1" text:continue-numbering="true">
              <text:list-item>
                <text:p text:style-name="P53">Treiber (28.5)<text:s/>(semi-done)</text:p>
              </text:list-item>
              <text:list-item>
                <text:p text:style-name="P54">MATLAB GUI für Ansteuerung und Auswertung(29.5)<text:s/>(done)</text:p>
              </text:list-item>
              <text:list-item>
                <text:p text:style-name="P55">Regel/Steuer-Software(done)</text:p>
              </text:list-item>
              <text:list-item>
                <text:p text:style-name="P56">Modell mit neuen Werten (29.5)<text:s/>(done)</text:p>
              </text:list-item>
              <text:list-item>
                <text:p text:style-name="P57">Lernsoftware für Aufpsringen und evt. Regler(29.5 – 30.5)</text:p>
              </text:list-item>
            </text:list>
            <text:p text:style-name="P58"/>
            <text:p text:style-name="TableContents">Stand Modellbestimmung und Regel/Steuer-Parametrisierung:</text:p>
            <text:list text:style-name="LFO1" text:continue-numbering="true">
              <text:list-item>
                <text:p text:style-name="P59">C_K für neue Konstruktion bestimmen (29.5)<text:s/>(done)</text:p>
              </text:list-item>
              <text:list-item>
                <text:p text:style-name="P60">C_R für neue Konstruktion bestimmen(29.5)<text:s/>(done)</text:p>
              </text:list-item>
              <text:list-item>
                <text:p text:style-name="P61">Massen und MTM für neue<text:s/>Konstruktion (29.5)<text:s/>(done)</text:p>
              </text:list-item>
              <text:list-item>
                <text:p text:style-name="P62">Reglerwerte für PID und ggf. LQR (29.5)<text:s/></text:p>
              </text:list-item>
              <text:list-item>
                <text:p text:style-name="P63">Aufspring-Drehzahl bestimmen (30.5 – 31.5)</text:p>
              </text:list-item>
              <text:list-item>
                <text:p text:style-name="P64">Sensorgenauigkeit prüfen ( x.6)</text:p>
              </text:list-item>
            </text:list>
            <text:p text:style-name="TableContents"/>
            <text:p text:style-name="TableContents">Stand Dokumentation (Was haben wir gemacht &lt;-&gt; was ist dokumentiert):</text:p>
            <text:list text:style-name="LFO1" text:continue-numbering="true">
              <text:list-item>
                <text:p text:style-name="P65">Fertigung &amp; Elektrik -&gt; Technischen Dokumente bzw. Auswahldoku</text:p>
              </text:list-item>
              <text:list-item>
                <text:p text:style-name="P66">SW<text:s/>(done)</text:p>
              </text:list-item>
              <text:list-item>
                <text:p text:style-name="P67">Modellbestimmung<text:s/>(done)</text:p>
              </text:list-item>
            </text:list>
            <text:p text:style-name="TableContents"/>
            <text:p text:style-name="TableContents">Weiteres Vorgehen:</text:p>
            <text:list text:style-name="LFO1" text:continue-numbering="true">
              <text:list-item>
                <text:p text:style-name="P68">Prüfungspause ab 5-10 Juni, 13-19 Juli</text:p>
              </text:list-item>
            </text:list>
          </table:table-cell>
          <table:covered-table-cell/>
        </table:table-row>
        <table:table-row table:style-name="TableRow69">
          <table:table-cell table:style-name="TableCell70">
            <text:p text:style-name="TableContents"/>
          </table:table-cell>
          <table:table-cell table:style-name="TableCell71" table:number-columns-spanned="2">
            <text:p text:style-name="TableContents"/>
          </table:table-cell>
          <table:covered-table-cell/>
        </table:table-row>
      </table:table>
      <text:p text:style-name="Standard"/>
      <text:p text:style-name="P72"/>
      <text:p text:style-name="Standard">Anmerkung SW:</text:p>
      <text:list text:style-name="LFO1" text:continue-numbering="true">
        <text:list-item>
          <text:p text:style-name="P73">Der Prozessor hat eine Single-Precision FPU, d.h. float als Typ für Gleitkommazahlen wird von der Hardware unterstützt. Der Typ double wird<text:s/>über Software-Bibliotheken und Integer-Operationen simuliert. Deswegen ist der Weg über floats viel schneller und somit zu bevorzugen, double sind nur wenn es unbedingt nötig ist zu verwenden (sollte bei uns eigentlich nie der Fall sein)</text:p>
        </text:list-item>
        <text:list-item>
          <text:p text:style-name="P74">Bitte die Richtlinien bezüglich Bezeichnerauswahl beachten (z.B. Bezeichner von Membervariablen beginnen mit „m“).</text:p>
        </text:list-item>
        <text:list-item>
          <text:p text:style-name="P75">Wenn in einer Methode oder Funktion auf Fehler geprüft wird, muss diese Ergebnis in irgendeiner Form weiterverarbeitet werden. Entweder als Rückgabewert oder Aufruf von einem Fehlerhandler (z.B. Proxy-Aufruf um Fehlerbenachrichtigung zu Erzeugen). Diese Fehlerfälle müssen dokumentiert sein, d.h. welcher Rückgabewert steht für welchen Fehler, bzw. muss dokumentiert werden in welchen Methoden noch welche Fehlerbehandlungen implementiert werden müssen.</text:p>
        </text:list-item>
        <text:list-item>
          <text:p text:style-name="P76">HAL_Init() muss genau einmal aufgerufen, das findet im Startup-Code statt, somit gehört das NICHT in jede Init-Methode.</text:p>
        </text:list-item>
        <text:list-item>
          <text:p text:style-name="P77">Bevor man HAL-Methoden verwendet muss geprüft werden was die tun. Ansonsten wird mal ganz schnell<text:s/>an den Clock-Einstellungen des Prozessors und jeglicher Peripherie rumgeschraubt.</text:p>
        </text:list-item>
      </text:list>
      <text:p text:style-name="P78"/>
      <text:soft-page-break/>
      <text:p text:style-name="Standard">Fragenkatalog Wietzke:</text:p>
      <text:list text:style-name="LFO1" text:continue-numbering="true">
        <text:list-item>
          <text:p text:style-name="P79">Sensorthema</text:p>
        </text:list-item>
      </text:list>
      <text:p text:style-name="Standard"/>
      <text:list text:style-name="LFO1" text:continue-numbering="true">
        <text:list-item>
          <text:p text:style-name="P80">Konstruktions-Prototyp die nächste Fertig,<text:s/></text:p>
        </text:list-item>
      </text:list>
      <text:p text:style-name="Listenabsatz"/>
      <text:list text:style-name="LFO1" text:continue-numbering="true">
        <text:list-item>
          <text:p text:style-name="P81">SW, Motor-Treiber und Bremse testen</text:p>
        </text:list-item>
      </text:list>
      <text:p text:style-name="Listenabsatz"/>
      <text:list text:style-name="LFO1" text:continue-numbering="true">
        <text:list-item>
          <text:p text:style-name="P82">Regler zum funktionieren bringen, evt. Sensoren</text:p>
        </text:list-item>
      </text:list>
      <text:p text:style-name="Listenabsatz"/>
      <text:list text:style-name="LFO1" text:continue-numbering="true">
        <text:list-item>
          <text:p text:style-name="P83">Zeitpl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Arial Unicode MS" style:font-name-complex="Liberation Serif"/>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Absatz-Standardschriftart" style:family="text">
      <style:text-properties style:language-asian="de" style:country-asian="DE" style:language-complex="ar" style:country-complex="SA"/>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Kopfzeile"><text:span text:style-name="T2"><draw:frame draw:z-index="251659264" draw:style-name="a0" draw:name="Image1" text:anchor-type="paragraph" svg:x="-0.0063in" svg:y="-0.54291in" svg:width="2.19646in" svg:height="0.78543in" style:rel-width="scale" style:rel-height="scale"><draw:image xlink:href="media/image1.pn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ch</meta:initial-creator>
    <dc:creator>ich</dc:creator>
    <meta:creation-date>2016-05-26T20:01:00Z</meta:creation-date>
    <dc:date>2016-05-29T20:56:00Z</dc:date>
    <meta:print-date>2016-05-26T20:01:00Z</meta:print-date>
    <meta:template xlink:href="Normal" xlink:type="simple"/>
    <meta:editing-cycles>6</meta:editing-cycles>
    <meta:editing-duration>PT0S</meta:editing-duration>
    <meta:document-statistic meta:page-count="4" meta:paragraph-count="5" meta:word-count="351" meta:character-count="2562" meta:row-count="18" meta:non-whitespace-character-count="2216"/>
  </office:meta>
</office:document-meta>
</file>